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/>
    </style:style>
    <style:style style:name="ce9" style:family="table-cell" style:parent-style-name="Default" style:data-style-name="N42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6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Excel_32_Built-in_32_Comma" style:data-style-name="N36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8pt" style:font-size-asian="8pt" style:font-size-complex="8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Comma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3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34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38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39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40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4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4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Comma" style:data-style-name="N36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C9211E" fo:font-weight="bold" style:font-weight-asian="bold" style:font-weight-complex="bold"/>
    </style:style>
    <style:style style:name="ce72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3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75" style:family="table-cell" style:parent-style-name="Default" style:data-style-name="N0">
      <style:table-cell-properties fo:border="thin solid #000000" fo:background-color="#FFFFFF"/>
    </style:style>
    <style:style style:name="ce76" style:family="table-cell" style:parent-style-name="Default" style:data-style-name="N0">
      <style:table-cell-properties fo:background-color="#FFFFFF"/>
    </style:style>
    <style:style style:name="ce77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0" style:family="table-cell" style:parent-style-name="Excel_32_Built-in_32_Comma" style:data-style-name="N4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9.392708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number-columns-repeated="1011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70">
            <text:p>Gráficas Impacto GRAFIMPAC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6101" table:number-columns-spanned="2" table:number-rows-spanned="1" table:style-name="ce71">
            <text:p>61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70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2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70">
            <text:p>Cuentas por Pagar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1-11-15T00:00:00" table:number-columns-spanned="2" table:number-rows-spanned="1" table:style-name="ce73">
            <text:p>15/11/2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70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74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70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5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76"/>
          <table:covered-table-cell table:number-columns-repeated="10"/>
          <table:table-cell table:number-columns-repeated="1013" table:style-name="ce5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77">
            <text:p>Código</text:p>
          </table:table-cell>
          <table:table-cell office:value-type="string" table:number-columns-spanned="1" table:number-rows-spanned="2" table:style-name="ce78">
            <text:p>Cuenta</text:p>
          </table:table-cell>
          <table:table-cell office:value-type="string" table:number-columns-spanned="1" table:number-rows-spanned="2" table:style-name="ce78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9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7">
            <text:p>Código</text:p>
          </table:table-cell>
          <table:table-cell office:value-type="string" table:number-columns-spanned="1" table:number-rows-spanned="2" table:style-name="ce78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80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9">
            <text:p>30-sep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office:value-type="string" table:style-name="ce21">
            <text:p>Cuentas por Cobrar Comerciales:</text:p>
          </table:table-cell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20"/>
          <table:table-cell office:value-type="string" table:style-name="ce21">
            <text:p>Cuentas por Cobrar Comerciales:</text:p>
          </table:table-cell>
          <table:table-cell table:style-name="ce22"/>
          <table:table-cell table:style-name="ce23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201030101001</text:p>
          </table:table-cell>
          <table:table-cell office:value-type="string" table:style-name="ce24">
            <text:p>PROVEEDORES RELACIONADA</text:p>
          </table:table-cell>
          <table:table-cell table:style-name="ce25"/>
          <table:table-cell office:value-type="float" office:value="0" table:style-name="ce26">
            <text:p>0</text:p>
          </table:table-cell>
          <table:table-cell table:style-name="ce27"/>
          <table:table-cell table:style-name="ce28"/>
          <table:table-cell office:value-type="float" office:value="0" table:formula="of:=[.D11]-[.E11]+[.F11]" table:style-name="ce29">
            <text:p>0</text:p>
          </table:table-cell>
          <table:table-cell office:value-type="string" table:style-name="ce20">
            <text:p>201030101001</text:p>
          </table:table-cell>
          <table:table-cell office:value-type="string" table:style-name="ce24">
            <text:p>PROVEEDORES RELACIONADA</text:p>
          </table:table-cell>
          <table:table-cell office:value-type="float" office:value="6880" table:style-name="ce30">
            <text:p>6.880</text:p>
          </table:table-cell>
          <table:table-cell office:value-type="float" office:value="-6880" table:formula="of:=+[.G11]-[.J11]" table:style-name="ce31">
            <text:p>(6.88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201030101001</text:p>
          </table:table-cell>
          <table:table-cell office:value-type="string" table:style-name="ce24">
            <text:p>PROVEEDORES DE BIENES LOCALES</text:p>
          </table:table-cell>
          <table:table-cell table:style-name="ce32"/>
          <table:table-cell office:value-type="float" office:value="518103" table:style-name="ce28">
            <text:p>518.103</text:p>
          </table:table-cell>
          <table:table-cell table:style-name="ce27"/>
          <table:table-cell table:style-name="ce28"/>
          <table:table-cell office:value-type="float" office:value="518103" table:formula="of:=[.D12]-[.E12]+[.F12]" table:style-name="ce29">
            <text:p>518.103</text:p>
          </table:table-cell>
          <table:table-cell office:value-type="string" table:style-name="ce20">
            <text:p>201030101001</text:p>
          </table:table-cell>
          <table:table-cell office:value-type="string" table:style-name="ce24">
            <text:p>PROVEEDORES DE BIENES LOCALES</text:p>
          </table:table-cell>
          <table:table-cell office:value-type="float" office:value="562709.9" table:style-name="ce28">
            <text:p>562.710</text:p>
          </table:table-cell>
          <table:table-cell office:value-type="float" office:value="-44606.900000000023" table:formula="of:=+[.G12]-[.J12]" table:style-name="ce31">
            <text:p>(44.60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201030101002</text:p>
          </table:table-cell>
          <table:table-cell office:value-type="string" table:style-name="ce24">
            <text:p>PROVEEDORES DE SERVICIOS LOCALES</text:p>
          </table:table-cell>
          <table:table-cell table:style-name="ce32"/>
          <table:table-cell office:value-type="float" office:value="105153" table:style-name="ce28">
            <text:p>105.153</text:p>
          </table:table-cell>
          <table:table-cell table:style-name="ce27"/>
          <table:table-cell table:style-name="ce28"/>
          <table:table-cell office:value-type="float" office:value="105153" table:formula="of:=[.D13]-[.E13]+[.F13]" table:style-name="ce29">
            <text:p>105.153</text:p>
          </table:table-cell>
          <table:table-cell office:value-type="string" table:style-name="ce20">
            <text:p>201030101002</text:p>
          </table:table-cell>
          <table:table-cell office:value-type="string" table:style-name="ce24">
            <text:p>PROVEEDORES DE SERVICIOS LOCALES</text:p>
          </table:table-cell>
          <table:table-cell office:value-type="float" office:value="436571.65" table:style-name="ce28">
            <text:p>436.572</text:p>
          </table:table-cell>
          <table:table-cell office:value-type="float" office:value="-331418.65000000002" table:formula="of:=+[.G13]-[.J13]" table:style-name="ce31">
            <text:p>(331.41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201030201001</text:p>
          </table:table-cell>
          <table:table-cell office:value-type="string" table:style-name="ce24">
            <text:p>PROVEEDORES DE BIENES EXTERIOR</text:p>
          </table:table-cell>
          <table:table-cell table:style-name="ce32"/>
          <table:table-cell office:value-type="float" office:value="4481091" table:style-name="ce28">
            <text:p>4.481.091</text:p>
          </table:table-cell>
          <table:table-cell table:style-name="ce27"/>
          <table:table-cell table:style-name="ce28"/>
          <table:table-cell office:value-type="float" office:value="4481091" table:formula="of:=[.D14]-[.E14]+[.F14]" table:style-name="ce29">
            <text:p>4.481.091</text:p>
          </table:table-cell>
          <table:table-cell office:value-type="string" table:style-name="ce20">
            <text:p>201030201001</text:p>
          </table:table-cell>
          <table:table-cell office:value-type="string" table:style-name="ce24">
            <text:p>PROVEEDORES DE BIENES EXTERIOR</text:p>
          </table:table-cell>
          <table:table-cell office:value-type="float" office:value="2897499.38" table:style-name="ce28">
            <text:p>2.897.499</text:p>
          </table:table-cell>
          <table:table-cell office:value-type="float" office:value="1583591.62" table:formula="of:=+[.G14]-[.J14]" table:style-name="ce31">
            <text:p>1.583.592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201030201002</text:p>
          </table:table-cell>
          <table:table-cell office:value-type="string" table:style-name="ce24">
            <text:p>PROVEEDORES DE SERVICIOS EXTERIOR</text:p>
          </table:table-cell>
          <table:table-cell table:style-name="ce32"/>
          <table:table-cell office:value-type="float" office:value="8000" table:style-name="ce28">
            <text:p>8.000</text:p>
          </table:table-cell>
          <table:table-cell table:style-name="ce27"/>
          <table:table-cell table:style-name="ce28"/>
          <table:table-cell office:value-type="float" office:value="8000" table:formula="of:=[.D15]-[.E15]+[.F15]" table:style-name="ce29">
            <text:p>8.000</text:p>
          </table:table-cell>
          <table:table-cell office:value-type="string" table:style-name="ce20">
            <text:p>201030201002</text:p>
          </table:table-cell>
          <table:table-cell office:value-type="string" table:style-name="ce24">
            <text:p>PROVEEDORES DE SERVICIOS EXTERIOR</text:p>
          </table:table-cell>
          <table:table-cell office:value-type="float" office:value="8000" table:style-name="ce28">
            <text:p>8.000</text:p>
          </table:table-cell>
          <table:table-cell office:value-type="float" office:value="0" table:formula="of:=+[.G15]-[.J15]" table:style-name="ce31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table:style-name="ce24"/>
          <table:table-cell table:style-name="ce32"/>
          <table:table-cell table:style-name="ce28"/>
          <table:table-cell table:style-name="ce27"/>
          <table:table-cell table:style-name="ce28"/>
          <table:table-cell table:style-name="ce29"/>
          <table:table-cell table:style-name="ce20"/>
          <table:table-cell table:style-name="ce24"/>
          <table:table-cell table:style-name="ce28"/>
          <table:table-cell table:style-name="ce31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202040101001" table:style-name="ce20">
            <text:p>202040101001<text:s/></text:p>
          </table:table-cell>
          <table:table-cell office:value-type="string" table:style-name="ce33">
            <text:p>Cuentas por Pagar accionistas<text:s text:c="51"/></text:p>
          </table:table-cell>
          <table:table-cell table:style-name="ce32"/>
          <table:table-cell office:value-type="float" office:value="294124" table:style-name="ce28">
            <text:p>294.124</text:p>
          </table:table-cell>
          <table:table-cell table:style-name="ce27"/>
          <table:table-cell table:style-name="ce28"/>
          <table:table-cell office:value-type="float" office:value="294124" table:formula="of:=[.D17]-[.E17]+[.F17]" table:style-name="ce29">
            <text:p>294.124</text:p>
          </table:table-cell>
          <table:table-cell office:value-type="float" office:value="202040101001" table:style-name="ce20">
            <text:p>202040101001<text:s/></text:p>
          </table:table-cell>
          <table:table-cell office:value-type="string" table:style-name="ce33">
            <text:p>Cuentas por Pagar accionistas<text:s text:c="51"/></text:p>
          </table:table-cell>
          <table:table-cell office:value-type="float" office:value="306510.12" table:style-name="ce28">
            <text:p>306.510</text:p>
          </table:table-cell>
          <table:table-cell office:value-type="float" office:value="-12386.119999999995" table:formula="of:=+[.G17]-[.J17]" table:style-name="ce31">
            <text:p>(12.38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201030401003</text:p>
          </table:table-cell>
          <table:table-cell office:value-type="string" table:style-name="ce33">
            <text:p>OTRAS CUENTAS POR PAGAR</text:p>
          </table:table-cell>
          <table:table-cell table:style-name="ce32"/>
          <table:table-cell office:value-type="float" office:value="4831442" table:style-name="ce28">
            <text:p>4.831.442</text:p>
          </table:table-cell>
          <table:table-cell table:style-name="ce27"/>
          <table:table-cell table:style-name="ce28"/>
          <table:table-cell office:value-type="float" office:value="4831442" table:formula="of:=[.D18]-[.E18]+[.F18]" table:style-name="ce29">
            <text:p>4.831.442</text:p>
          </table:table-cell>
          <table:table-cell office:value-type="string" table:style-name="ce20">
            <text:p>201030401003</text:p>
          </table:table-cell>
          <table:table-cell office:value-type="string" table:style-name="ce33">
            <text:p>OTRAS CUENTAS POR PAGAR</text:p>
          </table:table-cell>
          <table:table-cell office:value-type="float" office:value="3262395.16" table:style-name="ce28">
            <text:p>3.262.395</text:p>
          </table:table-cell>
          <table:table-cell office:value-type="float" office:value="1569046.8399999999" table:formula="of:=+[.G18]-[.J18]" table:style-name="ce31">
            <text:p>1.569.04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table:style-name="ce33"/>
          <table:table-cell table:style-name="ce32"/>
          <table:table-cell table:style-name="ce28"/>
          <table:table-cell table:style-name="ce27"/>
          <table:table-cell table:style-name="ce28"/>
          <table:table-cell table:style-name="ce29"/>
          <table:table-cell table:style-name="ce20"/>
          <table:table-cell table:style-name="ce33"/>
          <table:table-cell table:style-name="ce28"/>
          <table:table-cell table:style-name="ce31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office:value-type="string" table:style-name="ce34">
            <text:p>Cuentas por Pagar a Instituciones Financieras</text:p>
          </table:table-cell>
          <table:table-cell table:style-name="ce32"/>
          <table:table-cell table:style-name="ce28"/>
          <table:table-cell table:style-name="ce27"/>
          <table:table-cell table:style-name="ce28"/>
          <table:table-cell table:style-name="ce29"/>
          <table:table-cell table:style-name="ce20"/>
          <table:table-cell office:value-type="string" table:style-name="ce34">
            <text:p>Cuentas por Pagar a Instituciones Financieras</text:p>
          </table:table-cell>
          <table:table-cell table:style-name="ce28"/>
          <table:table-cell table:style-name="ce31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201030401005" table:style-name="ce20">
            <text:p>201030401005<text:s/></text:p>
          </table:table-cell>
          <table:table-cell office:value-type="string" table:style-name="ce24">
            <text:p>Cuenta por Pagar Dinners Club</text:p>
          </table:table-cell>
          <table:table-cell table:style-name="ce32"/>
          <table:table-cell office:value-type="float" office:value="840" table:style-name="ce28">
            <text:p>840</text:p>
          </table:table-cell>
          <table:table-cell table:style-name="ce27"/>
          <table:table-cell table:style-name="ce28"/>
          <table:table-cell office:value-type="float" office:value="840" table:formula="of:=[.D21]-[.E21]+[.F21]" table:style-name="ce29">
            <text:p>840</text:p>
          </table:table-cell>
          <table:table-cell office:value-type="float" office:value="201030401005" table:style-name="ce20">
            <text:p>201030401005<text:s/></text:p>
          </table:table-cell>
          <table:table-cell office:value-type="string" table:style-name="ce24">
            <text:p>Cuenta por Pagar Dinners Club</text:p>
          </table:table-cell>
          <table:table-cell office:value-type="float" office:value="0" table:style-name="ce28">
            <text:p>0</text:p>
          </table:table-cell>
          <table:table-cell office:value-type="float" office:value="840" table:formula="of:=+[.G21]-[.J21]" table:style-name="ce31">
            <text:p>84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201030401001" table:style-name="ce20">
            <text:p>201030401001<text:s/></text:p>
          </table:table-cell>
          <table:table-cell office:value-type="string" table:style-name="ce24">
            <text:p>Cuenta por Pagar American Express</text:p>
          </table:table-cell>
          <table:table-cell table:style-name="ce32"/>
          <table:table-cell office:value-type="float" office:value="23535" table:style-name="ce28">
            <text:p>23.535</text:p>
          </table:table-cell>
          <table:table-cell table:style-name="ce27"/>
          <table:table-cell table:style-name="ce28"/>
          <table:table-cell office:value-type="float" office:value="23535" table:formula="of:=[.D22]-[.E22]+[.F22]" table:style-name="ce29">
            <text:p>23.535</text:p>
          </table:table-cell>
          <table:table-cell office:value-type="float" office:value="201030401001" table:style-name="ce20">
            <text:p>201030401001<text:s/></text:p>
          </table:table-cell>
          <table:table-cell office:value-type="string" table:style-name="ce24">
            <text:p>Cuenta por Pagar American Express</text:p>
          </table:table-cell>
          <table:table-cell office:value-type="float" office:value="0" table:style-name="ce28">
            <text:p>0</text:p>
          </table:table-cell>
          <table:table-cell office:value-type="float" office:value="23535" table:formula="of:=+[.G22]-[.J22]" table:style-name="ce31">
            <text:p>23.535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table:style-name="ce33"/>
          <table:table-cell table:style-name="ce32"/>
          <table:table-cell table:style-name="ce28"/>
          <table:table-cell table:style-name="ce27"/>
          <table:table-cell table:style-name="ce28"/>
          <table:table-cell table:style-name="ce29"/>
          <table:table-cell table:style-name="ce20"/>
          <table:table-cell table:style-name="ce33"/>
          <table:table-cell table:style-name="ce28"/>
          <table:table-cell table:style-name="ce31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office:value-type="string" table:style-name="ce34">
            <text:p>Anticipos y Reembolso</text:p>
          </table:table-cell>
          <table:table-cell table:style-name="ce32"/>
          <table:table-cell table:style-name="ce28"/>
          <table:table-cell table:style-name="ce27"/>
          <table:table-cell table:style-name="ce28"/>
          <table:table-cell table:style-name="ce29"/>
          <table:table-cell table:style-name="ce20"/>
          <table:table-cell office:value-type="string" table:style-name="ce34">
            <text:p>Anticipos y Reembolso</text:p>
          </table:table-cell>
          <table:table-cell table:style-name="ce28"/>
          <table:table-cell table:style-name="ce31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201030401002</text:p>
          </table:table-cell>
          <table:table-cell office:value-type="string" table:style-name="ce33">
            <text:p>REEMBOLSO POR PAGAR</text:p>
          </table:table-cell>
          <table:table-cell table:style-name="ce35"/>
          <table:table-cell office:value-type="float" office:value="281" table:style-name="ce26">
            <text:p>281</text:p>
          </table:table-cell>
          <table:table-cell table:number-columns-repeated="2" table:style-name="ce36"/>
          <table:table-cell office:value-type="float" office:value="281" table:formula="of:=[.D25]-[.E25]+[.F25]" table:style-name="ce29">
            <text:p>281</text:p>
          </table:table-cell>
          <table:table-cell office:value-type="string" table:style-name="ce20">
            <text:p>201030401002</text:p>
          </table:table-cell>
          <table:table-cell office:value-type="string" table:style-name="ce24">
            <text:p>REEMBOLSO POR PAGAR</text:p>
          </table:table-cell>
          <table:table-cell office:value-type="float" office:value="2365.91" table:style-name="ce26">
            <text:p>2.366</text:p>
          </table:table-cell>
          <table:table-cell office:value-type="float" office:value="-2084.91" table:formula="of:=+[.G25]-[.J25]" table:style-name="ce31">
            <text:p>(2.08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201070101003</text:p>
          </table:table-cell>
          <table:table-cell office:value-type="string" table:style-name="ce33">
            <text:p>DEPOSITO EN GARANTIA CLIENTES</text:p>
          </table:table-cell>
          <table:table-cell table:style-name="ce35"/>
          <table:table-cell office:value-type="float" office:value="53423" table:style-name="ce26">
            <text:p>53.423</text:p>
          </table:table-cell>
          <table:table-cell table:number-columns-repeated="2" table:style-name="ce36"/>
          <table:table-cell office:value-type="float" office:value="53423" table:formula="of:=[.D26]-[.E26]+[.F26]" table:style-name="ce29">
            <text:p>53.423</text:p>
          </table:table-cell>
          <table:table-cell office:value-type="string" table:style-name="ce20">
            <text:p>201070101003</text:p>
          </table:table-cell>
          <table:table-cell office:value-type="string" table:style-name="ce24">
            <text:p>DEPOSITO EN GARANTIA CLIENTES</text:p>
          </table:table-cell>
          <table:table-cell office:value-type="float" office:value="53223.62" table:style-name="ce26">
            <text:p>53.224</text:p>
          </table:table-cell>
          <table:table-cell office:value-type="float" office:value="199.37999999999738" table:formula="of:=+[.G26]-[.J26]" table:style-name="ce31">
            <text:p>19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201070101001</text:p>
          </table:table-cell>
          <table:table-cell office:value-type="string" table:style-name="ce33">
            <text:p>ANTICIPO DE CLIENTES</text:p>
          </table:table-cell>
          <table:table-cell table:style-name="ce35"/>
          <table:table-cell office:value-type="float" office:value="76147" table:style-name="ce26">
            <text:p>76.147</text:p>
          </table:table-cell>
          <table:table-cell table:number-columns-repeated="2" table:style-name="ce36"/>
          <table:table-cell office:value-type="float" office:value="76147" table:formula="of:=[.D27]-[.E27]+[.F27]" table:style-name="ce29">
            <text:p>76.147</text:p>
          </table:table-cell>
          <table:table-cell office:value-type="string" table:style-name="ce20">
            <text:p>201070101001</text:p>
          </table:table-cell>
          <table:table-cell office:value-type="string" table:style-name="ce24">
            <text:p>ANTICIPO DE CLIENTES</text:p>
          </table:table-cell>
          <table:table-cell office:value-type="float" office:value="44893.14" table:style-name="ce26">
            <text:p>44.893</text:p>
          </table:table-cell>
          <table:table-cell office:value-type="float" office:value="31253.86" table:formula="of:=+[.G27]-[.J27]" table:style-name="ce31">
            <text:p>31.25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201040101008" table:style-name="ce20">
            <text:p>201040101008<text:s/></text:p>
          </table:table-cell>
          <table:table-cell office:value-type="string" table:style-name="ce33">
            <text:p>Intereses por pagar Proveedores</text:p>
          </table:table-cell>
          <table:table-cell table:style-name="ce35"/>
          <table:table-cell office:value-type="float" office:value="-823" table:style-name="ce26">
            <text:p>(823)</text:p>
          </table:table-cell>
          <table:table-cell table:number-columns-repeated="2" table:style-name="ce36"/>
          <table:table-cell office:value-type="float" office:value="-823" table:formula="of:=[.D28]-[.E28]+[.F28]" table:style-name="ce29">
            <text:p>(823)</text:p>
          </table:table-cell>
          <table:table-cell office:value-type="float" office:value="201040101008" table:style-name="ce20">
            <text:p>201040101008<text:s/></text:p>
          </table:table-cell>
          <table:table-cell office:value-type="string" table:style-name="ce33">
            <text:p>Intereses por pagar Proveedores</text:p>
          </table:table-cell>
          <table:table-cell office:value-type="float" office:value="0" table:style-name="ce26">
            <text:p>0</text:p>
          </table:table-cell>
          <table:table-cell office:value-type="float" office:value="-823" table:formula="of:=+[.G28]-[.J28]" table:style-name="ce31">
            <text:p>(82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37"/>
          <table:table-cell table:style-name="ce38"/>
          <table:table-cell table:style-name="ce35"/>
          <table:table-cell table:number-columns-repeated="3" table:style-name="ce36"/>
          <table:table-cell table:style-name="ce29"/>
          <table:table-cell table:style-name="ce37"/>
          <table:table-cell table:style-name="ce39"/>
          <table:table-cell table:style-name="ce40"/>
          <table:table-cell table:style-name="ce41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42"/>
          <table:table-cell office:value-type="string" table:style-name="ce43">
            <text:p>Total</text:p>
          </table:table-cell>
          <table:table-cell table:style-name="ce43"/>
          <table:table-cell office:value-type="float" office:value="10391316" table:formula="of:=SUM([.D9:.D29])" table:style-name="ce44">
            <text:p>10.391.316</text:p>
          </table:table-cell>
          <table:table-cell office:value-type="float" office:value="0" table:formula="of:=SUM([.E9:.E29])" table:style-name="ce44">
            <text:p>0</text:p>
          </table:table-cell>
          <table:table-cell office:value-type="float" office:value="0" table:formula="of:=SUM([.F9:.F29])" table:style-name="ce44">
            <text:p>0</text:p>
          </table:table-cell>
          <table:table-cell office:value-type="float" office:value="10391316" table:formula="of:=SUM([.G9:.G29])" table:style-name="ce44">
            <text:p>10.391.316</text:p>
          </table:table-cell>
          <table:table-cell table:number-columns-repeated="2" table:style-name="ce45"/>
          <table:table-cell office:value-type="float" office:value="7581048.8799999999" table:formula="of:=SUM([.J9:.J29])" table:style-name="ce44">
            <text:p>7.581.049</text:p>
          </table:table-cell>
          <table:table-cell office:value-type="float" office:value="2810267.1199999996" table:formula="of:=SUM([.K9:.K29])" table:style-name="ce46">
            <text:p>2.810.267</text:p>
          </table:table-cell>
          <table:table-cell table:number-columns-repeated="16373" table:style-name="ce47"/>
        </table:table-row>
        <table:table-row table:style-name="ro5">
          <table:table-cell table:number-columns-repeated="16384"/>
        </table:table-row>
        <table:table-row table:style-name="ro2">
          <table:table-cell table:style-name="ce5"/>
          <table:table-cell table:number-columns-repeated="2" table:style-name="ce48"/>
          <table:table-cell office:value-type="string" table:style-name="ce49">
            <text:p>Saldo al</text:p>
          </table:table-cell>
          <table:table-cell office:value-type="string" table:style-name="ce50">
            <text:p>Saldo al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1">
            <text:p>Nota a los estados financieros:</text:p>
          </table:table-cell>
          <table:table-cell table:style-name="ce51"/>
          <table:table-cell office:value-type="date" office:date-value="2021-12-31T00:00:00" table:style-name="ce52">
            <text:p>31/12/2021</text:p>
          </table:table-cell>
          <table:table-cell office:value-type="date" office:date-value="2020-12-31T00:00:00" table:style-name="ce53">
            <text:p>31/12/20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54"/>
          <table:table-cell table:style-name="ce55"/>
          <table:table-cell table:style-name="ce56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7">
            <text:p>Comerciales:</text:p>
          </table:table-cell>
          <table:table-cell table:style-name="ce58"/>
          <table:table-cell table:number-columns-repeated="2" table:style-name="ce28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9">
            <text:p>Proveedores locales</text:p>
          </table:table-cell>
          <table:table-cell table:style-name="ce58"/>
          <table:table-cell office:value-type="float" office:value="5112347" table:formula="of:=SUM([.G11:.G15])" table:style-name="ce28">
            <text:p>5.112.347</text:p>
          </table:table-cell>
          <table:table-cell office:value-type="float" office:value="3911660.9299999997" table:formula="of:=SUM([.J11:.J15])" table:style-name="ce28">
            <text:p>3.911.661</text:p>
          </table:table-cell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59">
            <text:p>Proveedores del exterior</text:p>
          </table:table-cell>
          <table:table-cell table:style-name="ce58"/>
          <table:table-cell table:number-columns-repeated="2" table:style-name="ce28"/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table:style-name="ce59"/>
          <table:table-cell table:style-name="ce58"/>
          <table:table-cell table:number-columns-repeated="2" table:style-name="ce28"/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57">
            <text:p>Cuentas por Pagar, partes relacionadas<text:s text:c="50"/></text:p>
          </table:table-cell>
          <table:table-cell table:style-name="ce58"/>
          <table:table-cell table:number-columns-repeated="2" table:style-name="ce28"/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59">
            <text:p>Accionistas</text:p>
          </table:table-cell>
          <table:table-cell table:style-name="ce58"/>
          <table:table-cell office:value-type="float" office:value="294124" table:formula="of:=[.G17]" table:style-name="ce28">
            <text:p>294.124</text:p>
          </table:table-cell>
          <table:table-cell office:value-type="float" office:value="306510.12" table:formula="of:=[.J17]" table:style-name="ce28">
            <text:p>306.510</text:p>
          </table:table-cell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table:number-columns-repeated="2" table:style-name="ce58"/>
          <table:table-cell table:number-columns-repeated="2" table:style-name="ce28"/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57">
            <text:p>Otras Cuentas por Pagar:</text:p>
          </table:table-cell>
          <table:table-cell table:style-name="ce58"/>
          <table:table-cell table:number-columns-repeated="2" table:style-name="ce28"/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59">
            <text:p>Anticipos y Reembolso</text:p>
          </table:table-cell>
          <table:table-cell table:style-name="ce58"/>
          <table:table-cell office:value-type="float" office:value="129028" table:formula="of:=SUM([.G25:.G28])" table:style-name="ce28">
            <text:p>129.028</text:p>
          </table:table-cell>
          <table:table-cell office:value-type="float" office:value="100482.67" table:formula="of:=SUM([.J25:.J28])" table:style-name="ce28">
            <text:p>100.483</text:p>
          </table:table-cell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59">
            <text:p>Otras cuentas por Pagar</text:p>
          </table:table-cell>
          <table:table-cell table:style-name="ce58"/>
          <table:table-cell office:value-type="float" office:value="4831442" table:formula="of:=[.G18]" table:style-name="ce28">
            <text:p>4.831.442</text:p>
          </table:table-cell>
          <table:table-cell office:value-type="float" office:value="3262395.16" table:formula="of:=[.J18]" table:style-name="ce28">
            <text:p>3.262.395</text:p>
          </table:table-cell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59">
            <text:p>Cuentas por pagar a Bancos</text:p>
          </table:table-cell>
          <table:table-cell table:style-name="ce58"/>
          <table:table-cell office:value-type="float" office:value="24375" table:formula="of:=SUM([.G20:.G22])" table:style-name="ce28">
            <text:p>24.375</text:p>
          </table:table-cell>
          <table:table-cell office:value-type="float" office:value="0" table:formula="of:=SUM([.J20:.J22])" table:style-name="ce28">
            <text:p>0</text:p>
          </table:table-cell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table:number-columns-repeated="2" table:style-name="ce58"/>
          <table:table-cell table:number-columns-repeated="2" table:style-name="ce60"/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61">
            <text:p>Total</text:p>
          </table:table-cell>
          <table:table-cell table:style-name="ce62"/>
          <table:table-cell office:value-type="float" office:value="10391316" table:formula="of:=+SUM([.D35:.D46])" table:style-name="ce44">
            <text:p>10.391.316</text:p>
          </table:table-cell>
          <table:table-cell office:value-type="float" office:value="7581048.8799999999" table:formula="of:=+SUM([.E35:.E46])" table:style-name="ce44">
            <text:p>7.581.049</text:p>
          </table:table-cell>
          <table:table-cell table:number-columns-repeated="1019" table:style-name="ce5"/>
          <table:table-cell table:number-columns-repeated="15360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63">
            <text:p>Fuente:</text:p>
          </table:table-cell>
          <table:table-cell table:number-columns-repeated="9" table:style-name="ce64"/>
          <table:table-cell table:style-name="ce65"/>
          <table:table-cell table:number-columns-repeated="1013" table:style-name="ce5"/>
          <table:table-cell table:number-columns-repeated="15360" table:style-name="ce1"/>
        </table:table-row>
        <table:table-row table:style-name="ro2">
          <table:table-cell office:value-type="string" table:style-name="ce66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7"/>
          <table:table-cell table:number-columns-repeated="1013" table:style-name="ce5"/>
          <table:table-cell table:number-columns-repeated="15360" table:style-name="ce1"/>
        </table:table-row>
        <table:table-row table:style-name="ro2">
          <table:table-cell office:value-type="string" table:style-name="ce66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7"/>
          <table:table-cell table:number-columns-repeated="1013" table:style-name="ce5"/>
          <table:table-cell table:number-columns-repeated="15360" table:style-name="ce1"/>
        </table:table-row>
        <table:table-row table:style-name="ro2">
          <table:table-cell table:style-name="ce66"/>
          <table:table-cell table:number-columns-repeated="9" table:style-name="ce5"/>
          <table:table-cell table:style-name="ce67"/>
          <table:table-cell table:number-columns-repeated="1013" table:style-name="ce5"/>
          <table:table-cell table:number-columns-repeated="15360" table:style-name="ce1"/>
        </table:table-row>
        <table:table-row table:style-name="ro2">
          <table:table-cell office:value-type="string" table:style-name="ce68">
            <text:p>Trabajo realizado:</text:p>
          </table:table-cell>
          <table:table-cell table:number-columns-repeated="9" table:style-name="ce5"/>
          <table:table-cell table:style-name="ce67"/>
          <table:table-cell table:number-columns-repeated="1013" table:style-name="ce5"/>
          <table:table-cell table:number-columns-repeated="15360" table:style-name="ce1"/>
        </table:table-row>
        <table:table-row table:style-name="ro2">
          <table:table-cell table:style-name="ce69"/>
          <table:table-cell office:value-type="string" table:style-name="ce69">
            <text:p>Estados financieros revisados a fecha de corte del 30 de septiembre del 2021</text:p>
          </table:table-cell>
          <table:table-cell table:number-columns-repeated="8" table:style-name="ce5"/>
          <table:table-cell table:style-name="ce67"/>
          <table:table-cell table:number-columns-repeated="1013" table:style-name="ce5"/>
          <table:table-cell table:number-columns-repeated="15360" table:style-name="ce1"/>
        </table:table-row>
        <table:table-row table:style-name="ro2">
          <table:table-cell table:style-name="ce69"/>
          <table:table-cell office:value-type="string" table:style-name="ce69">
            <text:p>Revisión de los movimientos a fecha de corte del 31 de diciembre del 2021</text:p>
          </table:table-cell>
          <table:table-cell table:number-columns-repeated="8" table:style-name="ce5"/>
          <table:table-cell table:style-name="ce67"/>
          <table:table-cell table:number-columns-repeated="1013" table:style-name="ce5"/>
          <table:table-cell table:number-columns-repeated="15360" table:style-name="ce1"/>
        </table:table-row>
        <table:table-row table:style-name="ro2">
          <table:table-cell table:style-name="ce66"/>
          <table:table-cell table:number-columns-repeated="9" table:style-name="ce5"/>
          <table:table-cell table:style-name="ce67"/>
          <table:table-cell table:number-columns-repeated="1013" table:style-name="ce5"/>
          <table:table-cell table:number-columns-repeated="15360" table:style-name="ce1"/>
        </table:table-row>
        <table:table-row table:style-name="ro2">
          <table:table-cell office:value-type="string" table:style-name="ce68">
            <text:p>Conclusiones:</text:p>
          </table:table-cell>
          <table:table-cell table:number-columns-repeated="9" table:style-name="ce5"/>
          <table:table-cell table:style-name="ce67"/>
          <table:table-cell table:number-columns-repeated="1013" table:style-name="ce5"/>
          <table:table-cell table:number-columns-repeated="15360" table:style-name="ce1"/>
        </table:table-row>
        <table:table-row table:number-rows-repeated="3" table:style-name="ro2">
          <table:table-cell table:number-columns-repeated="10" table:style-name="ce5"/>
          <table:table-cell table:style-name="ce67"/>
          <table:table-cell table:number-columns-repeated="1013" table:style-name="ce5"/>
          <table:table-cell table:number-columns-repeated="15360" table:style-name="ce1"/>
        </table:table-row>
        <table:table-row table:number-rows-repeated="1048516" table:style-name="ro5">
          <table:table-cell table:number-columns-repeated="16384"/>
        </table:table-row>
      </table:table>
      <table:table table:name="Saldos_dic-21" table:style-name="ta2">
        <table:table-column table:style-name="co7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decimal-places="0" number:min-integer-digits="1" number:grouping="true"/>
    </number:number-style>
    <number:number-style style:name="N36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0" number:min-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percentage-style style:name="N38">
      <number:number number:decimal-places="2" number:min-decimal-places="2" number:min-integer-digits="1"/>
      <number:text> %</number:text>
    </number:percentage-style>
    <number:date-style style:name="N39">
      <number:day number:style="long"/>
      <number:text>/</number:text>
      <number:month number:style="long"/>
      <number:text>/</number:text>
      <number:year/>
    </number:date-style>
    <number:number-style style:name="N40P0">
      <number:number number:decimal-places="2" number:min-decimal-places="2" number:min-integer-digits="1" number:grouping="true"/>
      <number:text> </number:text>
    </number:number-style>
    <number:number-style style:name="N40P1">
      <number:text>(</number:text>
      <number:number number:decimal-places="2" number:min-decimal-places="2" number:min-integer-digits="1" number:grouping="true"/>
      <number:text>)</number:text>
    </number:number-style>
    <number:number-style style:name="N40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/</number:text>
      <number:month number:style="long"/>
      <number:text>/</number:text>
      <number:year number:style="long"/>
    </number:date-style>
    <number:date-style style:name="N42">
      <number:day number:style="long"/>
      <number:text>-</number:text>
      <number:month number:textual="true"/>
      <number:text>-</number:text>
      <number:year/>
    </number:date-style>
    <number:number-style style:name="N43P0">
      <number:text> </number:text>
      <number:number number:decimal-places="2" number:min-decimal-places="2" number:min-integer-digits="1" number:grouping="true"/>
      <number:text> </number:text>
    </number:number-style>
    <number:number-style style:name="N43P1">
      <number:text>-</number:text>
      <number:number number:decimal-places="2" number:min-decimal-places="2" number:min-integer-digits="1" number:grouping="true"/>
      <number:text> </number:text>
    </number:number-style>
    <number:number-style style:name="N43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3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ara Macias</meta:initial-creator>
    <dc:creator>Carlos Almeida</dc:creator>
    <meta:creation-date>2020-10-19T12:23:50Z</meta:creation-date>
    <dc:date>2022-03-14T16:26:25Z</dc:date>
    <meta:editing-cycles>18</meta:editing-cycles>
    <meta:editing-duration>PT7380S</meta:editing-duration>
  </office:meta>
</office:document-meta>
</file>